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b93ef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d16b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3b6f2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a6cca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780ff"/>
    </style:style>
    <style:style style:name="P22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23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24" style:family="paragraph" style:parent-style-name="Standard">
      <style:text-properties officeooo:rsid="007fc0b5" officeooo:paragraph-rsid="007fc0b5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9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0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1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12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14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15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16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1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29" style:family="text">
      <style:text-properties fo:font-variant="normal" fo:text-transform="none" fo:color="#24292f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0" style:family="text">
      <style:text-properties fo:font-variant="normal" fo:text-transform="none" fo:color="#24292f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22"><text:bookmark text:name="codecell0"/><text:span text:style-name="T4">conda create --name </text:span><text:span text:style-name="T6">venvMEDICAL</text:span><text:span text:style-name="T4"> </text:span><text:span text:style-name="T9">python</text:span><text:span text:style-name="T10">=</text:span><text:span text:style-name="T11">3</text:span><text:span text:style-name="T4">.</text:span><text:span text:style-name="T5">6</text:span><text:span text:style-name="T4"> -y</text:span></text:p>
      <text:p text:style-name="P6"><text:span text:style-name="Source_20_Text"><text:span text:style-name="T19">conda</text:span></text:span><text:span text:style-name="Source_20_Text"><text:span text:style-name="T16"> install spyder==5.2.2 <text:s/></text:span></text:span><text:span text:style-name="Source_20_Text"><text:span text:style-name="T17">(after setting path names ect...)</text:span></text:span></text:p>
      <text:p text:style-name="P2"><text:span text:style-name="Source_20_Text"><text:span text:style-name="T12"/></text:span></text:p>
      <text:p text:style-name="P2"><text:span text:style-name="Source_20_Text"><text:span text:style-name="T12">python exec.py --mode train --dataset_name your_dataset --exp_dir path/to/experiment/directory <text:s text:c="6"/></text:span></text:span></text:p>
      <text:p text:style-name="Standard"/>
      <text:p text:style-name="P24"/>
      <text:p text:style-name="P23"><text:span text:style-name="T4">conda create --name</text:span><text:span text:style-name="T6"> </text:span><text:span text:style-name="T7">RegRCNN2</text:span><text:span text:style-name="T4"> </text:span><text:span text:style-name="T9">python</text:span><text:span text:style-name="T10">=</text:span><text:span text:style-name="T11">3</text:span><text:span text:style-name="T4">.</text:span><text:span text:style-name="T8">7</text:span><text:span text:style-name="T4"> -y</text:span></text:p>
      <text:p text:style-name="P5"><text:span text:style-name="Source_20_Text"><text:span text:style-name="T12">python exec.py --mode train --dataset_name </text:span></text:span><text:span text:style-name="Source_20_Text"><text:span text:style-name="T14">toy</text:span></text:span><text:span text:style-name="Source_20_Text"><text:span text:style-name="T12"> --exp_dir '/media/user/FantomHD/Lightsheet data/RegRCNN_maskrcnn_testing/'</text:span></text:span></text:p>
      <text:p text:style-name="P3"><text:span text:style-name="Source_20_Text"><text:span text:style-name="T12"/></text:span></text:p>
      <text:p text:style-name="P11"><text:span text:style-name="Source_20_Text"><text:span text:style-name="T25">### To train oligo model</text:span></text:span></text:p>
      <text:p text:style-name="P12"><text:span text:style-name="Source_20_Text"><text:span text:style-name="T12">python exec.py --mode train --dataset_name '</text:span></text:span><text:span text:style-name="Source_20_Text"><text:span text:style-name="T20">OL_data</text:span></text:span><text:span text:style-name="Source_20_Text"><text:span text:style-name="T26">'</text:span></text:span><text:span text:style-name="Source_20_Text"><text:span text:style-name="T12"> --exp_dir '/media/user/FantomHD/Lightsheet data/Training_data_lightsheet/Training_blocks/Training_blocks_RegRCNN/'</text:span></text:span></text:p>
      <text:p text:style-name="P13"><text:span text:style-name="Source_20_Text"><text:span text:style-name="T27"/></text:span></text:p>
      <text:p text:style-name="P13"><text:span text:style-name="Source_20_Text"><text:span text:style-name="T27">### To view training progress</text:span></text:span></text:p>
      <text:p text:style-name="P19"><text:span text:style-name="Source_20_Text"><text:span text:style-name="T14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16"><text:span text:style-name="Source_20_Text"><text:span text:style-name="T27">### To view training progress</text:span></text:span></text:p>
      <text:p text:style-name="P16"><text:span text:style-name="Source_20_Text"><text:span text:style-name="T14">tensorboard --logdir='/media/user/FantomHD/Lightsheet data/Training_data_lightsheet/Training_blocks/Training_blocks_RegRCNN/9) 3D_128x128x16_retinaUNet'</text:span></text:span></text:p>
      <text:p text:style-name="P16"><text:span text:style-name="Source_20_Text"><text:span text:style-name="T12"/></text:span></text:p>
      <text:p text:style-name="P17"><text:span text:style-name="Source_20_Text"><text:span text:style-name="T14">tensorboard --logdir='/media/user/FantomHD/Lightsheet data/Training_data_lightsheet/Training_blocks/Training_blocks_RegRCNN/22) 3D mrcnn post_nms_600_2000'</text:span></text:span></text:p>
      <text:p text:style-name="P3"><text:soft-page-break/><text:span text:style-name="Source_20_Text"><text:span text:style-name="T12"/></text:span></text:p>
      <text:p text:style-name="P18"><text:span text:style-name="Source_20_Text"><text:span text:style-name="T14">tensorboard --logdir='/media/user/FantomHD/Lightsheet data/Training_data_lightsheet/Training_blocks/Training_blocks_RegRCNN/58) batch_size_1_training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20"><text:span text:style-name="Source_20_Text"><text:span text:style-name="T14">tensorboard --logdir='/media/user/FantomHD/Lightsheet data/Training_data_lightsheet/Training_blocks/Training_blocks_RegRCNN/44) long_training_better'</text:span></text:span></text:p>
      <text:p text:style-name="P3"><text:span text:style-name="Source_20_Text"><text:span text:style-name="T12"/></text:span></text:p>
      <text:p text:style-name="P21"><text:span text:style-name="Source_20_Text"><text:span text:style-name="T14">tensorboard --logdir='/media/user/FantomHD/Lightsheet data/Training_data_lightsheet/Training_blocks/Training_blocks_RegRCNN/51) ADAM_resnet101_wbc_no_weird_Z_bbox_ratios_got_better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14"><text:span text:style-name="Source_20_Text"><text:span text:style-name="T25">### To train </text:span></text:span><text:span text:style-name="Source_20_Text"><text:span text:style-name="T21">CASPR</text:span></text:span><text:span text:style-name="Source_20_Text"><text:span text:style-name="T25"> model</text:span></text:span></text:p>
      <text:p text:style-name="P14"><text:span text:style-name="Source_20_Text"><text:span text:style-name="T12">python exec.py --mode train --dataset_name '</text:span></text:span><text:span text:style-name="Source_20_Text"><text:span text:style-name="T22">Caspr_data</text:span></text:span><text:span text:style-name="Source_20_Text"><text:span text:style-name="T26">'</text:span></text:span><text:span text:style-name="Source_20_Text"><text:span text:style-name="T12"> --exp_dir '/media/user/FantomHD/710_invivo_imaging/Caspr_tdT_homozygous/Caspr_training/Caspr_training_RegRCNN'</text:span></text:span></text:p>
      <text:p text:style-name="P14"><text:span text:style-name="Source_20_Text"><text:span text:style-name="T27"/></text:span></text:p>
      <text:p text:style-name="P14"><text:span text:style-name="Source_20_Text"><text:span text:style-name="T27">### To view training progress</text:span></text:span></text:p>
      <text:p text:style-name="P14"><text:span text:style-name="Source_20_Text"><text:span text:style-name="T14">tensorboard --logdir='/media/user/FantomHD/710_invivo_imaging/Caspr_tdT_homozygous/Caspr_training/Caspr_training_RegRCNN/logs/tboard'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/></text:span></text:p>
      <text:p text:style-name="P14"><text:span text:style-name="Source_20_Text"><text:span text:style-name="T12"/></text:span></text:p>
      <text:p text:style-name="P15"><text:span text:style-name="Source_20_Text"><text:span text:style-name="T25">### To train </text:span></text:span><text:span text:style-name="Source_20_Text"><text:span text:style-name="T21">CASPR_</text:span></text:span><text:span text:style-name="Source_20_Text"><text:span text:style-name="T23">CROP</text:span></text:span><text:span text:style-name="Source_20_Text"><text:span text:style-name="T25"> model</text:span></text:span></text:p>
      <text:p text:style-name="P15"><text:span text:style-name="Source_20_Text"><text:span text:style-name="T12">python exec.py --mode train --dataset_name '</text:span></text:span><text:span text:style-name="Source_20_Text"><text:span text:style-name="T22">Caspr_data_</text:span></text:span><text:span text:style-name="Source_20_Text"><text:span text:style-name="T24">CROP</text:span></text:span><text:span text:style-name="Source_20_Text"><text:span text:style-name="T26">'</text:span></text:span><text:span text:style-name="Source_20_Text"><text:span text:style-name="T12"> --exp_dir '/media/user/FantomHD/710_invivo_imaging/Caspr_tdT_homozygous/Caspr_training_</text:span></text:span><text:span text:style-name="Source_20_Text"><text:span text:style-name="T28">CROP</text:span></text:span><text:span text:style-name="Source_20_Text"><text:span text:style-name="T12">/Caspr_training_</text:span></text:span><text:span text:style-name="Source_20_Text"><text:span text:style-name="T28">CROP_</text:span></text:span><text:span text:style-name="Source_20_Text"><text:span text:style-name="T12">RegRCNN'</text:span></text:span></text:p>
      <text:p text:style-name="P15"><text:span text:style-name="Source_20_Text"><text:span text:style-name="T27"/></text:span></text:p>
      <text:p text:style-name="P15"><text:span text:style-name="Source_20_Text"><text:span text:style-name="T27">### To view training progress</text:span></text:span></text:p>
      <text:p text:style-name="P15"><text:soft-page-break/><text:span text:style-name="Source_20_Text"><text:span text:style-name="T14">tensorboard --logdir='/media/user/FantomHD/710_invivo_imaging/Caspr_tdT_homozygous/Caspr_training_</text:span></text:span><text:span text:style-name="Source_20_Text"><text:span text:style-name="T29">CROP</text:span></text:span><text:span text:style-name="Source_20_Text"><text:span text:style-name="T14">/Caspr_training_</text:span></text:span><text:span text:style-name="Source_20_Text"><text:span text:style-name="T30">CROP</text:span></text:span><text:span text:style-name="Source_20_Text"><text:span text:style-name="T14">_RegRCNN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4"><text:span text:style-name="Source_20_Text"><text:span text:style-name="T15"/></text:span></text:p>
      <text:p text:style-name="P3"><text:span text:style-name="Source_20_Text"><text:span text:style-name="T13">delete: </text:span></text:span></text:p>
      <text:p text:style-name="P3"><text:span text:style-name="Source_20_Text"><text:span text:style-name="T13">rsa4.1 in requirements.txt → before running </text:span></text:span><text:span text:style-name="Source_20_Text"><text:span text:style-name="T14">installation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7"><text:span text:style-name="Source_20_Text"><text:span text:style-name="T14"><text:s/>tensorboard --logdir='/media/user/FantomHD/Lightsheet data/RegRCNN_maskrcnn_testing/First_training/logs/tboard'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8"><text:span text:style-name="Source_20_Text"><text:span text:style-name="T14"><text:s/>tensorboard --logdir='/media/user/FantomHD/Lightsheet data/RegRCNN_maskrcnn_testing/</text:span></text:span><text:span text:style-name="Source_20_Text"><text:span text:style-name="T18">Second</text:span></text:span><text:span text:style-name="Source_20_Text"><text:span text:style-name="T14">_training_</text:span></text:span><text:span text:style-name="Source_20_Text"><text:span text:style-name="T18">3D</text:span></text:span><text:span text:style-name="Source_20_Text"><text:span text:style-name="T14">/logs/tboard'</text:span></text:span></text:p>
      <text:p text:style-name="P8"><text:span text:style-name="Source_20_Text"><text:span text:style-name="T14"/></text:span></text:p>
      <text:p text:style-name="P10"><text:span text:style-name="Source_20_Text"><text:span text:style-name="T14">tensorboard --logdir='/media/user/FantomHD/Lightsheet data/RegRCNN_maskrcnn_testing/logs/tboard'</text:span></text:span></text:p>
      <text:p text:style-name="P10"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9"><text:span text:style-name="Source_20_Text"><text:span text:style-name="T14">python exec.py --mode test --exp_dir '~/Documents/GitHub/RegRCNN/'</text:span></text:span></text:p>
      <text:p text:style-name="P8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3-07-07T13:37:53.477636155</dc:date>
    <meta:editing-duration>P14DT3H37M34S</meta:editing-duration>
    <meta:editing-cycles>62</meta:editing-cycles>
    <meta:generator>LibreOffice/6.4.7.2$Linux_X86_64 LibreOffice_project/40$Build-2</meta:generator>
    <meta:document-statistic meta:table-count="0" meta:image-count="0" meta:object-count="0" meta:page-count="4" meta:paragraph-count="30" meta:word-count="184" meta:character-count="2825" meta:non-whitespace-character-count="2690"/>
  </office:meta>
</office:document-meta>
</file>